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delta:tracked-changes>
        <delta:change-transaction delta:change-id="ct1">
          <delta:change-info>
            <dc:creator>John Smith</dc:creator>
            <dc:date>2010-06-21T16:3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mple Paragraph Addition</text:h>
      <text:p text:style-name="Text_20_body">In this example, a new paragraph will be added immediately after this one. No other changes will be made.</text:p>
      <text:p text:style-name="Text_20_body" delta:insertion-change-idref="ct1" delta:insertion-type="insert-with-content">This is the new paragrap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Mitchell</meta:initial-creator>
    <meta:creation-date>2010-06-21T16:29:19</meta:creation-date>
    <dc:date>2010-06-21T16:30:27</dc:date>
    <dc:creator>Tristan Mitchell</dc:creator>
    <meta:editing-duration>PT00H00M52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3" meta:word-count="27" meta:character-count="156"/>
  </office:meta>
</office:document-meta>
</file>